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imbus Mono PS" svg:font-family="'Nimbus Mono PS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6896in" style:rel-column-width="26335*"/>
    </style:style>
    <style:style style:name="Table2.B" style:family="table-column">
      <style:table-column-properties style:column-width="4.0035in" style:rel-column-width="39200*"/>
    </style:style>
    <style:style style:name="Table2.A1" style:family="table-cell">
      <style:table-cell-properties fo:padding="0.0382in" fo:border="none"/>
    </style:style>
    <style:style style:name="P1" style:family="paragraph" style:parent-style-name="Standard">
      <style:text-properties style:font-name="FreeSans" fo:font-weight="bold" officeooo:rsid="0006ee36" officeooo:paragraph-rsid="0006ee36" style:font-weight-asian="bold" style:font-weight-complex="bold"/>
    </style:style>
    <style:style style:name="P2" style:family="paragraph" style:parent-style-name="Standard">
      <style:text-properties style:font-name="FreeSans" style:text-underline-style="solid" style:text-underline-width="auto" style:text-underline-color="font-color" fo:font-weight="bold" officeooo:rsid="000a38d3" officeooo:paragraph-rsid="000a38d3" style:font-weight-asian="bold" style:font-weight-complex="bold"/>
    </style:style>
    <style:style style:name="P3" style:family="paragraph" style:parent-style-name="Standard">
      <style:text-properties style:font-name="FreeSans" style:text-underline-style="solid" style:text-underline-width="auto" style:text-underline-color="font-color" fo:font-weight="bold" officeooo:rsid="0007a3e8" officeooo:paragraph-rsid="0007a3e8" style:font-weight-asian="bold" style:font-weight-complex="bold"/>
    </style:style>
    <style:style style:name="P4" style:family="paragraph" style:parent-style-name="Standard">
      <style:text-properties style:font-name="FreeSans" style:text-underline-style="solid" style:text-underline-width="auto" style:text-underline-color="font-color" fo:font-weight="normal" officeooo:rsid="0006ee36" officeooo:paragraph-rsid="0006ee36" style:font-weight-asian="normal" style:font-weight-complex="normal"/>
    </style:style>
    <style:style style:name="P5" style:family="paragraph" style:parent-style-name="Standard">
      <style:text-properties style:font-name="FreeSans" style:text-underline-style="solid" style:text-underline-width="auto" style:text-underline-color="font-color" fo:font-weight="normal" officeooo:rsid="000d040e" officeooo:paragraph-rsid="000d040e" style:font-weight-asian="normal" style:font-weight-complex="normal"/>
    </style:style>
    <style:style style:name="P6" style:family="paragraph" style:parent-style-name="Standard">
      <style:text-properties style:font-name="FreeSans" fo:font-size="12pt" style:text-underline-style="none" fo:font-weight="normal" officeooo:rsid="00117fc8" officeooo:paragraph-rsid="00117fc8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FreeSans" fo:font-size="12pt" style:text-underline-style="none" fo:font-weight="normal" officeooo:rsid="00173940" officeooo:paragraph-rsid="00173940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FreeSans" fo:font-size="12pt" style:text-underline-style="none" fo:font-weight="normal" officeooo:rsid="00146456" officeooo:paragraph-rsid="00146456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FreeSans" fo:font-size="12pt" style:text-underline-style="none" fo:font-weight="normal" officeooo:rsid="0039b487" officeooo:paragraph-rsid="0039b487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FreeSans" fo:font-size="12pt" style:text-underline-style="none" fo:font-weight="normal" officeooo:rsid="003851d1" officeooo:paragraph-rsid="00146456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FreeSans" fo:font-size="12pt" style:text-underline-style="solid" style:text-underline-width="auto" style:text-underline-color="font-color" fo:font-weight="normal" officeooo:rsid="0059e16a" officeooo:paragraph-rsid="0059e16a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FreeSans" fo:font-weight="normal" officeooo:rsid="0006ee36" officeooo:paragraph-rsid="0006ee36" style:font-weight-asian="normal" style:font-weight-complex="normal"/>
    </style:style>
    <style:style style:name="P13" style:family="paragraph" style:parent-style-name="Standard">
      <style:text-properties style:font-name="FreeSans" style:text-underline-style="none" fo:font-weight="normal" officeooo:rsid="0006ee36" officeooo:paragraph-rsid="0006ee36" style:font-weight-asian="normal" style:font-weight-complex="normal"/>
    </style:style>
    <style:style style:name="P14" style:family="paragraph" style:parent-style-name="Standard">
      <style:text-properties style:font-name="FreeSans" style:text-underline-style="none" fo:font-weight="normal" officeooo:rsid="00088319" officeooo:paragraph-rsid="0007a3e8" style:font-weight-asian="normal" style:font-weight-complex="normal"/>
    </style:style>
    <style:style style:name="P15" style:family="paragraph" style:parent-style-name="Standard">
      <style:text-properties style:font-name="FreeSans" style:text-underline-style="none" fo:font-weight="normal" officeooo:rsid="000a38d3" officeooo:paragraph-rsid="000a38d3" style:font-weight-asian="normal" style:font-weight-complex="normal"/>
    </style:style>
    <style:style style:name="P16" style:family="paragraph" style:parent-style-name="Standard">
      <style:text-properties style:font-name="FreeSans" style:text-underline-style="none" fo:font-weight="normal" officeooo:rsid="000d040e" officeooo:paragraph-rsid="000d040e" style:font-weight-asian="normal" style:font-weight-complex="normal"/>
    </style:style>
    <style:style style:name="P17" style:family="paragraph" style:parent-style-name="Standard">
      <style:text-properties style:font-name="FreeSans" fo:font-size="10pt" style:text-underline-style="none" fo:font-weight="normal" officeooo:rsid="000dab62" officeooo:paragraph-rsid="000dab62" style:font-size-asian="8.75pt" style:font-weight-asian="normal" style:font-size-complex="10pt" style:font-weight-complex="normal"/>
    </style:style>
    <style:style style:name="P18" style:family="paragraph" style:parent-style-name="Standard">
      <style:text-properties style:font-name="FreeSans" fo:font-size="10pt" style:text-underline-style="none" fo:font-weight="normal" officeooo:rsid="00117fc8" officeooo:paragraph-rsid="00117fc8" style:font-size-asian="8.75pt" style:font-weight-asian="normal" style:font-size-complex="10pt" style:font-weight-complex="normal"/>
    </style:style>
    <style:style style:name="P19" style:family="paragraph" style:parent-style-name="Standard">
      <style:text-properties officeooo:paragraph-rsid="00173940"/>
    </style:style>
    <style:style style:name="P20" style:family="paragraph" style:parent-style-name="Standard">
      <style:text-properties style:font-name="Nimbus Mono PS" fo:font-size="10pt" style:text-underline-style="none" fo:font-weight="normal" officeooo:rsid="000dab62" officeooo:paragraph-rsid="000dab62" style:font-size-asian="8.75pt" style:font-weight-asian="normal" style:font-size-complex="10pt" style:font-weight-complex="normal"/>
    </style:style>
    <style:style style:name="P21" style:family="paragraph" style:parent-style-name="Standard">
      <style:text-properties style:font-name="Nimbus Mono PS" fo:font-size="10pt" style:text-underline-style="none" fo:font-weight="normal" officeooo:rsid="000f28d4" officeooo:paragraph-rsid="000f28d4" style:font-size-asian="8.75pt" style:font-weight-asian="normal" style:font-size-complex="10pt" style:font-weight-complex="normal"/>
    </style:style>
    <style:style style:name="P22" style:family="paragraph" style:parent-style-name="Standard">
      <style:text-properties style:font-name="Nimbus Mono PS" fo:font-size="10pt" style:text-underline-style="none" fo:font-weight="normal" officeooo:rsid="000ec4ed" officeooo:paragraph-rsid="000ec4ed" style:font-size-asian="8.75pt" style:font-weight-asian="normal" style:font-size-complex="10pt" style:font-weight-complex="normal"/>
    </style:style>
    <style:style style:name="P23" style:family="paragraph" style:parent-style-name="Standard">
      <style:text-properties officeooo:paragraph-rsid="000dab62"/>
    </style:style>
    <style:style style:name="P24" style:family="paragraph" style:parent-style-name="Standard">
      <style:text-properties officeooo:paragraph-rsid="005ea928"/>
    </style:style>
    <style:style style:name="P25" style:family="paragraph" style:parent-style-name="Table_20_Contents">
      <style:text-properties style:font-name="FreeSans" fo:font-size="12pt" fo:font-weight="bold" officeooo:rsid="00173940" officeooo:paragraph-rsid="00173940" style:font-size-asian="12pt" style:font-weight-asian="bold" style:font-size-complex="12pt" style:font-weight-complex="bold"/>
    </style:style>
    <style:style style:name="P26" style:family="paragraph" style:parent-style-name="Table_20_Contents">
      <style:text-properties style:font-name="FreeSans" fo:font-size="12pt" officeooo:rsid="001c1882" officeooo:paragraph-rsid="001c1882" style:font-size-asian="12pt" style:font-size-complex="12pt"/>
    </style:style>
    <style:style style:name="P27" style:family="paragraph" style:parent-style-name="Table_20_Contents">
      <style:text-properties style:font-name="FreeSans" fo:font-size="12pt" officeooo:rsid="001c1882" officeooo:paragraph-rsid="0024ec6c" style:font-size-asian="12pt" style:font-size-complex="12pt"/>
    </style:style>
    <style:style style:name="P28" style:family="paragraph" style:parent-style-name="Table_20_Contents">
      <style:text-properties style:font-name="FreeSans" fo:font-size="12pt" officeooo:rsid="001f9e38" officeooo:paragraph-rsid="001f9e38" style:font-size-asian="12pt" style:font-size-complex="12pt"/>
    </style:style>
    <style:style style:name="P29" style:family="paragraph" style:parent-style-name="Table_20_Contents">
      <style:text-properties style:font-name="FreeSans" fo:font-size="12pt" officeooo:rsid="001fc809" officeooo:paragraph-rsid="001fc809" style:font-size-asian="12pt" style:font-size-complex="12pt"/>
    </style:style>
    <style:style style:name="P30" style:family="paragraph" style:parent-style-name="Table_20_Contents">
      <style:text-properties style:font-name="FreeSans" fo:font-size="12pt" officeooo:rsid="00206025" officeooo:paragraph-rsid="00206025" style:font-size-asian="12pt" style:font-size-complex="12pt"/>
    </style:style>
    <style:style style:name="P31" style:family="paragraph" style:parent-style-name="Table_20_Contents">
      <style:text-properties style:font-name="FreeSans" fo:font-size="12pt" officeooo:rsid="00227b6c" officeooo:paragraph-rsid="00227b6c" style:font-size-asian="12pt" style:font-size-complex="12pt"/>
    </style:style>
    <style:style style:name="P32" style:family="paragraph" style:parent-style-name="Table_20_Contents">
      <style:text-properties style:font-name="FreeSans" fo:font-size="12pt" officeooo:rsid="0028269c" officeooo:paragraph-rsid="0028269c" style:font-size-asian="12pt" style:font-size-complex="12pt"/>
    </style:style>
    <style:style style:name="P33" style:family="paragraph" style:parent-style-name="Table_20_Contents">
      <style:text-properties style:font-name="FreeSans" fo:font-size="12pt" officeooo:rsid="0029f55d" officeooo:paragraph-rsid="0029f55d" style:font-size-asian="12pt" style:font-size-complex="12pt"/>
    </style:style>
    <style:style style:name="P34" style:family="paragraph" style:parent-style-name="Table_20_Contents">
      <style:text-properties style:font-name="FreeSans" fo:font-size="12pt" officeooo:rsid="002be3c9" officeooo:paragraph-rsid="002be3c9" style:font-size-asian="12pt" style:font-size-complex="12pt"/>
    </style:style>
    <style:style style:name="P35" style:family="paragraph" style:parent-style-name="Table_20_Contents">
      <style:text-properties style:font-name="FreeSans" fo:font-size="12pt" officeooo:rsid="005658df" officeooo:paragraph-rsid="005658df" style:font-size-asian="12pt" style:font-size-complex="12pt"/>
    </style:style>
    <style:style style:name="P36" style:family="paragraph" style:parent-style-name="Table_20_Contents">
      <style:text-properties style:font-name="FreeSans" officeooo:rsid="002be3c9" officeooo:paragraph-rsid="002be3c9"/>
    </style:style>
    <style:style style:name="P37" style:family="paragraph" style:parent-style-name="Table_20_Contents">
      <style:text-properties style:font-name="FreeSans" officeooo:rsid="002fc9d2" officeooo:paragraph-rsid="002fc9d2"/>
    </style:style>
    <style:style style:name="P38" style:family="paragraph" style:parent-style-name="Table_20_Contents">
      <style:text-properties style:font-name="FreeSans" officeooo:rsid="002fc9d2" officeooo:paragraph-rsid="005810ac"/>
    </style:style>
    <style:style style:name="P39" style:family="paragraph" style:parent-style-name="Table_20_Contents">
      <style:text-properties style:font-name="FreeSans" fo:font-weight="bold" officeooo:rsid="0039b487" officeooo:paragraph-rsid="0039b487" style:font-weight-asian="bold" style:font-weight-complex="bold"/>
    </style:style>
    <style:style style:name="P40" style:family="paragraph" style:parent-style-name="Table_20_Contents">
      <style:text-properties style:font-name="FreeSans" officeooo:rsid="00497674" officeooo:paragraph-rsid="005ea928"/>
    </style:style>
    <style:style style:name="P41" style:family="paragraph" style:parent-style-name="Table_20_Contents">
      <style:text-properties style:font-name="FreeSans" officeooo:rsid="003e45b9" officeooo:paragraph-rsid="0075a7b5"/>
    </style:style>
    <style:style style:name="P42" style:family="paragraph" style:parent-style-name="Table_20_Contents">
      <style:text-properties style:font-name="FreeSans" officeooo:rsid="003e45b9" officeooo:paragraph-rsid="008bb1d0"/>
    </style:style>
    <style:style style:name="P43" style:family="paragraph" style:parent-style-name="Table_20_Contents">
      <style:text-properties style:font-name="FreeSans" officeooo:rsid="005ff05a" officeooo:paragraph-rsid="005ff05a"/>
    </style:style>
    <style:style style:name="P44" style:family="paragraph" style:parent-style-name="Table_20_Contents">
      <style:text-properties style:font-name="FreeSans" officeooo:rsid="0061bb30" officeooo:paragraph-rsid="0061bb30"/>
    </style:style>
    <style:style style:name="P45" style:family="paragraph" style:parent-style-name="Table_20_Contents">
      <style:text-properties style:font-name="FreeSans" officeooo:rsid="006c5a4a" officeooo:paragraph-rsid="006c5a4a"/>
    </style:style>
    <style:style style:name="P46" style:family="paragraph" style:parent-style-name="Table_20_Contents">
      <style:text-properties style:font-name="FreeSans" officeooo:rsid="006dcd42" officeooo:paragraph-rsid="006dcd42"/>
    </style:style>
    <style:style style:name="P47" style:family="paragraph" style:parent-style-name="Table_20_Contents">
      <style:text-properties officeooo:paragraph-rsid="00227b6c"/>
    </style:style>
    <style:style style:name="P48" style:family="paragraph" style:parent-style-name="Table_20_Contents">
      <style:text-properties officeooo:paragraph-rsid="00228c90"/>
    </style:style>
    <style:style style:name="P49" style:family="paragraph" style:parent-style-name="Table_20_Contents">
      <style:text-properties officeooo:paragraph-rsid="001c1882"/>
    </style:style>
    <style:style style:name="P50" style:family="paragraph" style:parent-style-name="Table_20_Contents">
      <style:text-properties officeooo:paragraph-rsid="0029bc5e"/>
    </style:style>
    <style:style style:name="P51" style:family="paragraph" style:parent-style-name="Table_20_Contents">
      <style:text-properties officeooo:paragraph-rsid="002abb4d"/>
    </style:style>
    <style:style style:name="P52" style:family="paragraph" style:parent-style-name="Table_20_Contents">
      <style:text-properties officeooo:paragraph-rsid="001ab482"/>
    </style:style>
    <style:style style:name="P53" style:family="paragraph" style:parent-style-name="Table_20_Contents">
      <style:text-properties officeooo:paragraph-rsid="006a8bce"/>
    </style:style>
    <style:style style:name="P54" style:family="paragraph" style:parent-style-name="Table_20_Contents">
      <style:text-properties officeooo:paragraph-rsid="00411f83"/>
    </style:style>
    <style:style style:name="P55" style:family="paragraph" style:parent-style-name="Table_20_Contents">
      <style:text-properties officeooo:rsid="00770354" officeooo:paragraph-rsid="00770354"/>
    </style:style>
    <style:style style:name="P56" style:family="paragraph" style:parent-style-name="Table_20_Contents">
      <style:text-properties officeooo:paragraph-rsid="008d9a4e"/>
    </style:style>
    <style:style style:name="P57" style:family="paragraph" style:parent-style-name="Table_20_Contents">
      <style:text-properties officeooo:rsid="008ffa97" officeooo:paragraph-rsid="008ffa97"/>
    </style:style>
    <style:style style:name="P58" style:family="paragraph" style:parent-style-name="Standard">
      <style:text-properties style:font-name="FreeSans" fo:font-size="12pt" style:text-underline-style="none" fo:font-weight="normal" officeooo:rsid="002fc9d2" officeooo:paragraph-rsid="002fa98d" style:font-size-asian="12pt" style:font-weight-asian="normal" style:font-size-complex="12pt" style:font-weight-complex="normal"/>
    </style:style>
    <style:style style:name="P59" style:family="paragraph" style:parent-style-name="Standard">
      <style:text-properties style:font-name="FreeSans" fo:font-size="12pt" style:text-underline-style="none" fo:font-weight="normal" officeooo:rsid="00318965" officeooo:paragraph-rsid="002fa98d" style:font-size-asian="12pt" style:font-weight-asian="normal" style:font-size-complex="12pt" style:font-weight-complex="normal"/>
    </style:style>
    <style:style style:name="P60" style:family="paragraph" style:parent-style-name="Standard">
      <style:text-properties style:font-name="FreeSans" fo:font-size="12pt" style:text-underline-style="none" fo:font-weight="normal" officeooo:rsid="0027af0b" officeooo:paragraph-rsid="00146456" style:font-size-asian="10.5pt" style:font-weight-asian="normal" style:font-size-complex="12pt" style:font-weight-complex="normal"/>
    </style:style>
    <style:style style:name="P61" style:family="paragraph" style:parent-style-name="Standard">
      <style:text-properties style:font-name="FreeSans" fo:font-size="12pt" style:text-underline-style="solid" style:text-underline-width="auto" style:text-underline-color="font-color" fo:font-weight="normal" officeooo:rsid="003851d1" officeooo:paragraph-rsid="0039b487" style:font-size-asian="10.5pt" style:font-weight-asian="normal" style:font-size-complex="12pt" style:font-weight-complex="normal"/>
    </style:style>
    <style:style style:name="P62" style:family="paragraph" style:parent-style-name="Standard" style:list-style-name="L2">
      <style:text-properties fo:color="#000000" style:font-name="Nimbus Mono PS" fo:font-size="10pt" fo:font-style="normal" fo:font-weight="normal" officeooo:rsid="006fa34f" officeooo:paragraph-rsid="006fa34f" style:font-size-asian="10pt" style:font-style-asian="normal" style:font-weight-asian="normal" style:font-size-complex="10pt"/>
    </style:style>
    <style:style style:name="P63" style:family="paragraph" style:parent-style-name="Standard" style:list-style-name="L3">
      <style:text-properties fo:color="#000000" style:font-name="Nimbus Mono PS" fo:font-size="10pt" fo:font-style="normal" fo:font-weight="normal" officeooo:rsid="006fa34f" officeooo:paragraph-rsid="008175d2" style:font-size-asian="10pt" style:font-style-asian="normal" style:font-weight-asian="normal" style:font-size-complex="10pt"/>
    </style:style>
    <style:style style:name="P64" style:family="paragraph" style:parent-style-name="Standard" style:list-style-name="L3">
      <style:text-properties officeooo:paragraph-rsid="007fd4e8"/>
    </style:style>
    <style:style style:name="P65" style:family="paragraph" style:parent-style-name="Table_20_Contents" style:list-style-name="L1">
      <style:text-properties style:font-name="FreeSans" officeooo:rsid="00632357" officeooo:paragraph-rsid="00632357"/>
    </style:style>
    <style:style style:name="P66" style:family="paragraph" style:parent-style-name="Table_20_Contents" style:list-style-name="L1">
      <style:text-properties style:font-name="FreeSans" officeooo:rsid="006404f3" officeooo:paragraph-rsid="006404f3"/>
    </style:style>
    <style:style style:name="P67" style:family="paragraph" style:parent-style-name="Table_20_Contents" style:list-style-name="L2">
      <style:text-properties style:font-name="FreeSans" officeooo:rsid="006404f3" officeooo:paragraph-rsid="006fa34f"/>
    </style:style>
    <style:style style:name="P68" style:family="paragraph" style:parent-style-name="Table_20_Contents" style:list-style-name="L3">
      <style:text-properties style:font-name="FreeSans" officeooo:rsid="006404f3" officeooo:paragraph-rsid="007fd4e8"/>
    </style:style>
    <style:style style:name="P69" style:family="paragraph" style:parent-style-name="Table_20_Contents" style:list-style-name="L1">
      <style:text-properties style:font-name="FreeSans" officeooo:rsid="0061bb30" officeooo:paragraph-rsid="0061bb30"/>
    </style:style>
    <style:style style:name="P70" style:family="paragraph" style:parent-style-name="Table_20_Contents" style:list-style-name="L2">
      <style:text-properties style:font-name="FreeSans" officeooo:rsid="006ec8ea" officeooo:paragraph-rsid="006ec8ea"/>
    </style:style>
    <style:style style:name="P71" style:family="paragraph" style:parent-style-name="Table_20_Contents" style:list-style-name="L2">
      <style:text-properties style:font-name="FreeSans" officeooo:rsid="006dcd42" officeooo:paragraph-rsid="006dcd42"/>
    </style:style>
    <style:style style:name="P72" style:family="paragraph" style:parent-style-name="Table_20_Contents">
      <style:text-properties style:font-name="FreeSans" officeooo:rsid="0073b797" officeooo:paragraph-rsid="00411f83"/>
    </style:style>
    <style:style style:name="P73" style:family="paragraph" style:parent-style-name="Table_20_Contents" style:list-style-name="L3">
      <style:text-properties style:font-name="FreeSans" officeooo:rsid="007b0624" officeooo:paragraph-rsid="007b0624"/>
    </style:style>
    <style:style style:name="P74" style:family="paragraph" style:parent-style-name="Table_20_Contents" style:list-style-name="L3">
      <style:text-properties style:font-name="FreeSans" officeooo:rsid="006fa34f" officeooo:paragraph-rsid="008175d2"/>
    </style:style>
    <style:style style:name="P75" style:family="paragraph" style:parent-style-name="Table_20_Contents" style:list-style-name="L3">
      <style:text-properties style:font-name="FreeSans" officeooo:rsid="007fd4e8" officeooo:paragraph-rsid="007fd4e8"/>
    </style:style>
    <style:style style:name="P76" style:family="paragraph" style:parent-style-name="Table_20_Contents" style:list-style-name="L3">
      <style:text-properties style:font-name="FreeSans" officeooo:rsid="00866548" officeooo:paragraph-rsid="00866548"/>
    </style:style>
    <style:style style:name="P77" style:family="paragraph" style:parent-style-name="Table_20_Contents">
      <style:text-properties style:font-name="FreeSans" officeooo:rsid="008d9a4e" officeooo:paragraph-rsid="008d9a4e"/>
    </style:style>
    <style:style style:name="P78" style:family="paragraph" style:parent-style-name="Table_20_Contents" style:list-style-name="L1">
      <style:text-properties style:font-name="Nimbus Mono PS" fo:font-size="10pt" officeooo:rsid="00632357" officeooo:paragraph-rsid="00632357" style:font-size-asian="10pt" style:font-size-complex="10pt"/>
    </style:style>
    <style:style style:name="P79" style:family="paragraph" style:parent-style-name="Table_20_Contents" style:list-style-name="L2">
      <style:text-properties style:font-name="Nimbus Mono PS" fo:font-size="10pt" officeooo:rsid="006fa34f" officeooo:paragraph-rsid="006fa34f" style:font-size-asian="8.75pt" style:font-size-complex="10pt"/>
    </style:style>
    <style:style style:name="P80" style:family="paragraph" style:parent-style-name="Table_20_Contents" style:list-style-name="L3">
      <style:text-properties style:font-name="Nimbus Mono PS" fo:font-size="10pt" officeooo:rsid="007c5d67" officeooo:paragraph-rsid="007c5d67" style:font-size-asian="8.75pt" style:font-size-complex="10pt"/>
    </style:style>
    <style:style style:name="P81" style:family="paragraph" style:parent-style-name="Table_20_Contents" style:list-style-name="L3">
      <style:text-properties style:font-name="Nimbus Mono PS" fo:font-size="10pt" officeooo:rsid="007c5d67" officeooo:paragraph-rsid="0082a504" style:font-size-asian="8.75pt" style:font-size-complex="10pt"/>
    </style:style>
    <style:style style:name="P82" style:family="paragraph" style:parent-style-name="Table_20_Contents" style:list-style-name="L2">
      <style:text-properties officeooo:paragraph-rsid="006fa34f"/>
    </style:style>
    <style:style style:name="P83" style:family="paragraph" style:parent-style-name="Table_20_Contents" style:list-style-name="L3">
      <style:text-properties officeooo:paragraph-rsid="0082a504"/>
    </style:style>
    <style:style style:name="P84" style:family="paragraph" style:parent-style-name="Table_20_Contents" style:list-style-name="L3">
      <style:text-properties officeooo:paragraph-rsid="007fd4e8"/>
    </style:style>
    <style:style style:name="P85" style:family="paragraph" style:parent-style-name="Table_20_Contents" style:list-style-name="L3">
      <style:text-properties officeooo:paragraph-rsid="008175d2"/>
    </style:style>
    <style:style style:name="P86" style:family="paragraph" style:parent-style-name="Table_20_Contents" style:list-style-name="L3">
      <style:text-properties officeooo:rsid="007c5d67" officeooo:paragraph-rsid="007c5d67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88319" style:font-weight-asian="normal" style:font-weight-complex="normal"/>
    </style:style>
    <style:style style:name="T3" style:family="text">
      <style:text-properties style:text-underline-style="none" fo:font-weight="normal" officeooo:rsid="00530f43" style:font-weight-asian="normal" style:font-weight-complex="normal"/>
    </style:style>
    <style:style style:name="T4" style:family="text">
      <style:text-properties style:text-underline-style="none" fo:font-weight="normal" officeooo:rsid="0054e28e" style:font-weight-asian="normal" style:font-weight-complex="normal"/>
    </style:style>
    <style:style style:name="T5" style:family="text">
      <style:text-properties style:font-name="FreeSans"/>
    </style:style>
    <style:style style:name="T6" style:family="text">
      <style:text-properties style:font-name="FreeSans" fo:font-size="12pt" officeooo:rsid="001fc809" style:font-size-asian="12pt" style:font-size-complex="12pt"/>
    </style:style>
    <style:style style:name="T7" style:family="text">
      <style:text-properties style:font-name="FreeSans" fo:font-size="12pt" officeooo:rsid="00227b6c" style:font-size-asian="12pt" style:font-size-complex="12pt"/>
    </style:style>
    <style:style style:name="T8" style:family="text">
      <style:text-properties style:font-name="FreeSans" fo:font-size="12pt" officeooo:rsid="00228c90" style:font-size-asian="12pt" style:font-size-complex="12pt"/>
    </style:style>
    <style:style style:name="T9" style:family="text">
      <style:text-properties style:font-name="FreeSans" fo:font-size="12pt" officeooo:rsid="001c1882" style:font-size-asian="12pt" style:font-size-complex="12pt"/>
    </style:style>
    <style:style style:name="T10" style:family="text">
      <style:text-properties style:font-name="FreeSans" fo:font-size="12pt" officeooo:rsid="0022dcee" style:font-size-asian="12pt" style:font-size-complex="12pt"/>
    </style:style>
    <style:style style:name="T11" style:family="text">
      <style:text-properties style:font-name="FreeSans" fo:font-size="12pt" officeooo:rsid="0029bc5e" style:font-size-asian="12pt" style:font-size-complex="12pt"/>
    </style:style>
    <style:style style:name="T12" style:family="text">
      <style:text-properties style:font-name="FreeSans" fo:font-size="12pt" officeooo:rsid="002abb4d" style:font-size-asian="12pt" style:font-size-complex="12pt"/>
    </style:style>
    <style:style style:name="T13" style:family="text">
      <style:text-properties style:font-name="FreeSans" fo:font-size="12pt" officeooo:rsid="001ab482" style:font-size-asian="12pt" style:font-size-complex="12pt"/>
    </style:style>
    <style:style style:name="T14" style:family="text">
      <style:text-properties style:font-name="FreeSans" fo:font-size="12pt" officeooo:rsid="005658df" style:font-size-asian="12pt" style:font-size-complex="12pt"/>
    </style:style>
    <style:style style:name="T15" style:family="text">
      <style:text-properties style:font-name="FreeSans" fo:font-size="12pt" style:text-underline-style="none" fo:font-weight="normal" officeooo:rsid="00173940" style:font-size-asian="10.5pt" style:font-weight-asian="normal" style:font-size-complex="12pt" style:font-weight-complex="normal"/>
    </style:style>
    <style:style style:name="T16" style:family="text">
      <style:text-properties style:font-name="FreeSans" fo:font-size="12pt" style:text-underline-style="none" fo:font-weight="normal" officeooo:rsid="003aea1a" style:font-size-asian="10.5pt" style:font-weight-asian="normal" style:font-size-complex="12pt" style:font-weight-complex="normal"/>
    </style:style>
    <style:style style:name="T17" style:family="text">
      <style:text-properties style:font-name="FreeSans" fo:font-size="12pt" style:text-underline-style="none" fo:font-weight="normal" officeooo:rsid="005ea928" style:font-size-asian="10.5pt" style:font-weight-asian="normal" style:font-size-complex="12pt" style:font-weight-complex="normal"/>
    </style:style>
    <style:style style:name="T18" style:family="text">
      <style:text-properties style:font-name="FreeSans" fo:font-size="12pt" style:text-underline-style="none" fo:font-weight="normal" officeooo:rsid="0087d40d" style:font-size-asian="10.5pt" style:font-weight-asian="normal" style:font-size-complex="12pt" style:font-weight-complex="normal"/>
    </style:style>
    <style:style style:name="T19" style:family="text">
      <style:text-properties style:font-name="FreeSans" officeooo:rsid="00411f83"/>
    </style:style>
    <style:style style:name="T20" style:family="text">
      <style:text-properties style:font-name="FreeSans" officeooo:rsid="00497674"/>
    </style:style>
    <style:style style:name="T21" style:family="text">
      <style:text-properties style:font-name="FreeSans" officeooo:rsid="006a8bce"/>
    </style:style>
    <style:style style:name="T22" style:family="text">
      <style:text-properties style:font-name="FreeSans" fo:font-size="7pt" officeooo:rsid="005f9eb9" style:font-size-asian="7pt" style:font-size-complex="7pt"/>
    </style:style>
    <style:style style:name="T23" style:family="text">
      <style:text-properties style:font-name="FreeSans" officeooo:rsid="006fa34f"/>
    </style:style>
    <style:style style:name="T24" style:family="text">
      <style:text-properties style:font-name="FreeSans" officeooo:rsid="00710dcd"/>
    </style:style>
    <style:style style:name="T25" style:family="text">
      <style:text-properties style:font-name="FreeSans" officeooo:rsid="007012bc"/>
    </style:style>
    <style:style style:name="T26" style:family="text">
      <style:text-properties style:font-name="FreeSans" officeooo:rsid="0073b797"/>
    </style:style>
    <style:style style:name="T27" style:family="text">
      <style:text-properties style:font-name="FreeSans" fo:font-weight="bold" officeooo:rsid="0073b797" style:font-weight-asian="bold" style:font-weight-complex="bold"/>
    </style:style>
    <style:style style:name="T28" style:family="text">
      <style:text-properties style:font-name="FreeSans" fo:font-weight="bold" officeooo:rsid="008d9a4e" style:font-weight-asian="bold" style:font-weight-complex="bold"/>
    </style:style>
    <style:style style:name="T29" style:family="text">
      <style:text-properties style:font-name="FreeSans" officeooo:rsid="00770354"/>
    </style:style>
    <style:style style:name="T30" style:family="text">
      <style:text-properties style:font-name="FreeSans" officeooo:rsid="008175d2"/>
    </style:style>
    <style:style style:name="T31" style:family="text">
      <style:text-properties style:font-name="FreeSans" officeooo:rsid="00849d36"/>
    </style:style>
    <style:style style:name="T32" style:family="text">
      <style:text-properties style:font-name="FreeSans" officeooo:rsid="007c5d67"/>
    </style:style>
    <style:style style:name="T33" style:family="text">
      <style:text-properties style:font-name="FreeSans" officeooo:rsid="008d9a4e"/>
    </style:style>
    <style:style style:name="T34" style:family="text">
      <style:text-properties style:font-name="FreeSans" officeooo:rsid="008e06ab"/>
    </style:style>
    <style:style style:name="T35" style:family="text">
      <style:text-properties officeooo:rsid="0022dcee"/>
    </style:style>
    <style:style style:name="T36" style:family="text">
      <style:text-properties style:font-name="Nimbus Mono PS" fo:font-size="10pt" style:text-underline-style="none" fo:font-weight="normal" officeooo:rsid="000dab62" style:font-size-asian="8.75pt" style:font-weight-asian="normal" style:font-size-complex="10pt" style:font-weight-complex="normal"/>
    </style:style>
    <style:style style:name="T37" style:family="text">
      <style:text-properties style:font-name="Nimbus Mono PS" fo:font-size="10pt" style:text-underline-style="none" fo:font-weight="normal" officeooo:rsid="00505f49" style:font-size-asian="8.75pt" style:font-weight-asian="normal" style:font-size-complex="10pt" style:font-weight-complex="normal"/>
    </style:style>
    <style:style style:name="T38" style:family="text">
      <style:text-properties officeooo:rsid="00524a82"/>
    </style:style>
    <style:style style:name="T39" style:family="text">
      <style:text-properties officeooo:rsid="005810ac"/>
    </style:style>
    <style:style style:name="T40" style:family="text">
      <style:text-properties fo:font-size="7pt" officeooo:rsid="005f9eb9" style:font-size-asian="7pt" style:font-size-complex="7pt"/>
    </style:style>
    <style:style style:name="T41" style:family="text">
      <style:text-properties officeooo:rsid="0061174a"/>
    </style:style>
    <style:style style:name="T42" style:family="text">
      <style:text-properties officeooo:rsid="0065a9de"/>
    </style:style>
    <style:style style:name="T43" style:family="text">
      <style:text-properties officeooo:rsid="00497674"/>
    </style:style>
    <style:style style:name="T44" style:family="text">
      <style:text-properties officeooo:rsid="006ec8ea"/>
    </style:style>
    <style:style style:name="T45" style:family="text">
      <style:text-properties officeooo:rsid="006fa34f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61174a" style:font-weight-asian="bold" style:font-weight-complex="bold"/>
    </style:style>
    <style:style style:name="T48" style:family="text">
      <style:text-properties officeooo:rsid="007e461e"/>
    </style:style>
    <style:style style:name="T49" style:family="text">
      <style:text-properties officeooo:rsid="0082a504"/>
    </style:style>
    <style:style style:name="T50" style:family="text">
      <style:text-properties officeooo:rsid="008d9a4e"/>
    </style:style>
    <style:style style:name="T51" style:family="text">
      <style:text-properties officeooo:rsid="00925ede"/>
    </style:style>
    <style:style style:name="T52" style:family="text">
      <style:text-properties fo:color="#000000" style:font-name="Nimbus Mono PS" fo:font-size="10pt" fo:font-style="normal" fo:font-weight="normal" officeooo:rsid="006fa34f" style:font-size-asian="10pt" style:font-style-asian="normal" style:font-weight-asian="normal" style:font-size-complex="10pt"/>
    </style:style>
    <style:style style:name="T53" style:family="text">
      <style:text-properties fo:color="#000000" style:font-name="Nimbus Mono PS" fo:font-size="10pt" fo:font-style="normal" fo:font-weight="normal" officeooo:rsid="00925ede" style:font-size-asian="10pt" style:font-style-asian="normal" style:font-weight-asian="normal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tion Pair – 2023 Standard</text:p>
      <text:p text:style-name="P12"/>
      <text:p text:style-name="P4">Proposal</text:p>
      <text:p text:style-name="P13"/>
      <text:p text:style-name="P13">This file describes the standard for a “Section Pair” file. The purpose of such a file is to persist key-value like information and logically combine <text:span text:style-name="T38">and provide</text:span> those <text:span text:style-name="T38">within</text:span> sections.</text:p>
      <text:p text:style-name="P13"/>
      <text:p text:style-name="P3"><text:span text:style-name="T1">For the time of this writing no satisfying open-source libraries exist providing such functionalities </text:span><text:span text:style-name="T3">with a similar standard</text:span><text:span text:style-name="T1"> and simultaneously </text:span><text:span text:style-name="T2">come with a compliance-friendly license, </text:span><text:span text:style-name="T4">as well as in form of a qualitative code basis</text:span><text:span text:style-name="T2">.</text:span></text:p>
      <text:p text:style-name="P14"/>
      <text:p text:style-name="P2"><text:span text:style-name="T2">T</text:span><text:span text:style-name="T1">he proposal would be to add a parser and required models to “ls-std-io” module of “Lynar Studios – C++ - Standard Library”.</text:span></text:p>
      <text:p text:style-name="P15"/>
      <text:p text:style-name="P5">Section Pair File</text:p>
      <text:p text:style-name="P16"/>
      <text:p text:style-name="P16">A section pair file is a simple text file with a file extension either being “.sp” or “.txt”. The following listing is an example of such a file:</text:p>
      <text:p text:style-name="P16"/>
      <text:p text:style-name="P23"><text:span text:style-name="T36"># </text:span><text:span text:style-name="T37">section-pair document</text:span></text:p>
      <text:p text:style-name="P20"/>
      <text:p text:style-name="P20">[general]</text:p>
      <text:p text:style-name="P20"/>
      <text:p text:style-name="P20">name=Tom</text:p>
      <text:p text:style-name="P20">age=33</text:p>
      <text:p text:style-name="P20">birthday=1990.01.25</text:p>
      <text:p text:style-name="P20"/>
      <text:p text:style-name="P20">[about]</text:p>
      <text:p text:style-name="P20"/>
      <text:p text:style-name="P21">star-sign=cancer</text:p>
      <text:p text:style-name="P21">favorite-color=blue</text:p>
      <text:p text:style-name="P22">hobbies:</text:p>
      <text:p text:style-name="P22"><text:s text:c="2"/>Netflix</text:p>
      <text:p text:style-name="P22"><text:s text:c="2"/>Gaming</text:p>
      <text:p text:style-name="P17">____________________________________________________________</text:p>
      <text:p text:style-name="P18">listing 1.1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9"><text:soft-page-break/><text:span text:style-name="T15">The following </text:span><text:span text:style-name="T16">table</text:span><text:span text:style-name="T15"> </text:span><text:span text:style-name="T16">shows some explanations in regards to</text:span><text:span text:style-name="T15"> the various areas of “listing 1.1”: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Line94336660088032">
          <table:table-cell table:style-name="Table1.A1" office:value-type="string">
            <text:p text:style-name="P25">Line</text:p>
          </table:table-cell>
          <table:table-cell table:style-name="Table1.A1" office:value-type="string">
            <text:p text:style-name="P25">Explanation</text:p>
          </table:table-cell>
        </table:table-row>
        <table:table-row table:style-name="TableLine94336660092416">
          <table:table-cell table:style-name="Table1.A1" office:value-type="string">
            <text:p text:style-name="P52"><text:span text:style-name="T13"># </text:span><text:span text:style-name="T14">section-pair document</text:span></text:p>
          </table:table-cell>
          <table:table-cell table:style-name="Table1.A1" office:value-type="string">
            <text:p text:style-name="P35">this is the mandatory opening tag for a section pair file</text:p>
          </table:table-cell>
        </table:table-row>
        <table:table-row table:style-name="TableLine94336660093168">
          <table:table-cell table:style-name="Table1.A1" office:value-type="string">
            <text:p text:style-name="P26">[general]</text:p>
          </table:table-cell>
          <table:table-cell table:style-name="Table1.A1" office:value-type="string">
            <text:p text:style-name="P26">this is a section with the id “general” – every pair defined within this section is associated to it</text:p>
          </table:table-cell>
        </table:table-row>
        <table:table-row table:style-name="TableLine94336660094576">
          <table:table-cell table:style-name="Table1.A1" office:value-type="string">
            <text:p text:style-name="P28">name=Tom</text:p>
          </table:table-cell>
          <table:table-cell table:style-name="Table1.A1" office:value-type="string">
            <text:p text:style-name="P29">this is a pair, where “name” is the key within the section “general” and value is “Tom”</text:p>
          </table:table-cell>
        </table:table-row>
        <table:table-row table:style-name="TableLine94336660096496">
          <table:table-cell table:style-name="Table1.A1" office:value-type="string">
            <text:p text:style-name="P30">age=33</text:p>
          </table:table-cell>
          <table:table-cell table:style-name="Table1.A1" office:value-type="string">
            <text:p text:style-name="P47"><text:span text:style-name="T6">this is a pair, where “</text:span><text:span text:style-name="T7">age</text:span><text:span text:style-name="T6">” is the key within the section “general” and value is “</text:span><text:span text:style-name="T7">33</text:span><text:span text:style-name="T6">”</text:span></text:p>
          </table:table-cell>
        </table:table-row>
        <table:table-row table:style-name="TableLine94336660098656">
          <table:table-cell table:style-name="Table1.A1" office:value-type="string">
            <text:p text:style-name="P31">birthday=1990.01.25</text:p>
          </table:table-cell>
          <table:table-cell table:style-name="Table1.A1" office:value-type="string">
            <text:p text:style-name="P48"><text:span text:style-name="T6">this is a pair, where “</text:span><text:span text:style-name="T8">birthday</text:span><text:span text:style-name="T6">” is the key within the section “general” and value is “</text:span><text:span text:style-name="T8">1990.01.25</text:span><text:span text:style-name="T6">”</text:span></text:p>
          </table:table-cell>
        </table:table-row>
        <table:table-row table:style-name="TableLine94336660100576">
          <table:table-cell table:style-name="Table1.A1" office:value-type="string">
            <text:p text:style-name="P49"><text:span text:style-name="T9">[</text:span><text:span text:style-name="T10">about</text:span><text:span text:style-name="T9">]</text:span></text:p>
          </table:table-cell>
          <table:table-cell table:style-name="Table1.A1" office:value-type="string">
            <text:p text:style-name="P27">this is a section with the id “<text:span text:style-name="T35">about</text:span>” – every pair defined within this section is associated to it</text:p>
          </table:table-cell>
        </table:table-row>
        <table:table-row table:style-name="TableLine94336660102560">
          <table:table-cell table:style-name="Table1.A1" office:value-type="string">
            <text:p text:style-name="P32">star-sign=cancer </text:p>
          </table:table-cell>
          <table:table-cell table:style-name="Table1.A1" office:value-type="string">
            <text:p text:style-name="P50"><text:span text:style-name="T6">this is a pair, where “</text:span><text:span text:style-name="T11">star-sign</text:span><text:span text:style-name="T6">” is the key within the section “</text:span><text:span text:style-name="T11">about</text:span><text:span text:style-name="T6">” and value is “</text:span><text:span text:style-name="T11">cancer</text:span><text:span text:style-name="T6">”</text:span></text:p>
          </table:table-cell>
        </table:table-row>
        <table:table-row table:style-name="TableLine94336660104608">
          <table:table-cell table:style-name="Table1.A1" office:value-type="string">
            <text:p text:style-name="P33">favorite-color=blue</text:p>
          </table:table-cell>
          <table:table-cell table:style-name="Table1.A1" office:value-type="string">
            <text:p text:style-name="P51"><text:span text:style-name="T6">this is a pair, where “</text:span><text:span text:style-name="T12">favorite-color</text:span><text:span text:style-name="T6">” is the key within the section “</text:span><text:span text:style-name="T11">about</text:span><text:span text:style-name="T6">” and value is “</text:span><text:span text:style-name="T12">blue</text:span><text:span text:style-name="T6">”</text:span></text:p>
          </table:table-cell>
        </table:table-row>
        <table:table-row table:style-name="TableLine94336660106672">
          <table:table-cell table:style-name="Table1.A1" office:value-type="string">
            <text:p text:style-name="P34">hobbies:</text:p>
          </table:table-cell>
          <table:table-cell table:style-name="Table1.A1" office:value-type="string">
            <text:p text:style-name="P36">this is a pair, where “hobbies” is the key within the section “about” and value is a list </text:p>
          </table:table-cell>
        </table:table-row>
        <table:table-row table:style-name="TableLine94336660108720">
          <table:table-cell table:style-name="Table1.A1" office:value-type="string">
            <text:p text:style-name="P58"><text:s text:c="2"/>Netflix</text:p>
          </table:table-cell>
          <table:table-cell table:style-name="Table1.A1" office:value-type="string">
            <text:p text:style-name="P37">this is an element within the list of key “hobbies” – <text:span text:style-name="T39">note, that this value needs to have two leading spaces</text:span></text:p>
          </table:table-cell>
        </table:table-row>
        <table:table-row table:style-name="TableLine94336660110880">
          <table:table-cell table:style-name="Table1.A1" office:value-type="string">
            <text:p text:style-name="P59"><text:s text:c="2"/>Gaming</text:p>
          </table:table-cell>
          <table:table-cell table:style-name="Table1.A1" office:value-type="string">
            <text:p text:style-name="P38">this is an element within the list of key “hobbies” – <text:span text:style-name="T39">note, that this value needs to have two leading spaces</text:span></text:p>
          </table:table-cell>
        </table:table-row>
      </table:table>
      <text:p text:style-name="P7"/>
      <text:p text:style-name="P8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11"/>
      <text:p text:style-name="P11"/>
      <text:p text:style-name="P11"><text:soft-page-break/>Structure</text:p>
      <text:p text:style-name="P9"/>
      <text:p text:style-name="P24"><text:span text:style-name="T17">The following table </text:span><text:span text:style-name="T18">shows an excerpt</text:span><text:span text:style-name="T17"> </text:span><text:span text:style-name="T18">of section pair based classes</text:span><text:span text:style-name="T17"> </text:span><text:span text:style-name="T18">to illustrate the basis structure of a section pair file:</text:span></text:p>
      <text:p text:style-name="P9"/>
      <table:table table:name="Table2" table:style-name="Table2">
        <table:table-column table:style-name="Table2.A"/>
        <table:table-column table:style-name="Table2.B"/>
        <table:table-row table:style-name="TableLine94336660239872">
          <table:table-cell table:style-name="Table2.A1" office:value-type="string">
            <text:p text:style-name="P39">Model Name</text:p>
          </table:table-cell>
          <table:table-cell table:style-name="Table2.A1" office:value-type="string">
            <text:p text:style-name="P39">Description</text:p>
          </table:table-cell>
        </table:table-row>
        <table:table-row table:style-name="TableLine94336660249600">
          <table:table-cell table:style-name="Table2.A1" office:value-type="string">
            <text:p text:style-name="P40">SectionPairDocument <text:span text:style-name="T40">(class)</text:span></text:p>
          </table:table-cell>
          <table:table-cell table:style-name="Table2.A1" office:value-type="string">
            <text:p text:style-name="P43">this model class represents a whole section pair file (like in listing 1.1) – <text:span text:style-name="T41">it contains a list of </text:span><text:span text:style-name="T47">SectionPairSection</text:span><text:span text:style-name="T41"> instances</text:span></text:p>
            <text:p text:style-name="P43"/>
            <text:p text:style-name="P44">rules:</text:p>
            <text:list xml:id="list2597873289" text:style-name="L1">
              <text:list-item>
                <text:p text:style-name="P65">a document needs to have a document tag with the following format <text:span text:style-name="T44">at the beginning</text:span>: </text:p>
                <text:list>
                  <text:list-item>
                    <text:p text:style-name="P78"># section-pair document{LINE_BREAK}</text:p>
                  </text:list-item>
                </text:list>
              </text:list-item>
              <text:list-item>
                <text:p text:style-name="P66">{LINE_BREAK} is representative for either \n (U<text:span text:style-name="T42">NIX</text:span>) or \r\n (Windows)</text:p>
              </text:list-item>
              <text:list-item>
                <text:p text:style-name="P69">a document must contain at least one section</text:p>
              </text:list-item>
            </text:list>
          </table:table-cell>
        </table:table-row>
        <table:table-row table:style-name="TableLine94336660394272">
          <table:table-cell table:style-name="Table2.A1" office:value-type="string">
            <text:p text:style-name="P53"><text:span text:style-name="T20">SectionPair</text:span><text:span text:style-name="T21">Section</text:span><text:span text:style-name="T20"> </text:span><text:span text:style-name="T22">(class)</text:span></text:p>
          </table:table-cell>
          <table:table-cell table:style-name="Table2.A1" office:value-type="string">
            <text:p text:style-name="P45">this model class represents a section within a section pair file (like “[general]” in listing 1.1) – it contains a list of <text:span text:style-name="T46">SectionPairRow</text:span></text:p>
            <text:p text:style-name="P45"/>
            <text:p text:style-name="P46">rules:</text:p>
            <text:list xml:id="list1126204133" text:style-name="L2">
              <text:list-item>
                <text:p text:style-name="P70">a section needs to have <text:span text:style-name="T45">section tag declaration in the following format:</text:span></text:p>
                <text:list>
                  <text:list-item>
                    <text:p text:style-name="P79">{LINE_BREAK}[{ID}]{LINE_BREAK}{LINE_BREAK}</text:p>
                  </text:list-item>
                </text:list>
              </text:list-item>
              <text:list-item>
                <text:p text:style-name="P67">{LINE_BREAK} is representative for either \n (U<text:span text:style-name="T42">NIX</text:span>) or \r\n (Windows)</text:p>
              </text:list-item>
              <text:list-item>
                <text:p text:style-name="P82"><text:span text:style-name="T23">{ID} </text:span><text:span text:style-name="T24">must</text:span><text:span text:style-name="T23"> </text:span><text:span text:style-name="T24">have</text:span><text:span text:style-name="T23"> the following </text:span><text:span text:style-name="T24">format</text:span><text:span text:style-name="T23"> </text:span><text:span text:style-name="T25">(regular expression)</text:span><text:span text:style-name="T23">:</text:span></text:p>
                <text:list>
                  <text:list-item>
                    <text:p text:style-name="P62">[a-z]([a-z0-9-]){1,31}</text:p>
                  </text:list-item>
                </text:list>
              </text:list-item>
              <text:list-item>
                <text:p text:style-name="P71">a section must contain at least one row</text:p>
              </text:list-item>
            </text:list>
          </table:table-cell>
        </table:table-row>
        <table:table-row table:style-name="TableLine94336660411904">
          <table:table-cell table:style-name="Table2.A1" office:value-type="string">
            <text:p text:style-name="P41">SectionPairRow<text:span text:style-name="T43"> </text:span><text:span text:style-name="T40">(class)</text:span></text:p>
          </table:table-cell>
          <table:table-cell table:style-name="Table2.A1" office:value-type="string">
            <text:p text:style-name="P54"><text:span text:style-name="T19">this </text:span><text:span text:style-name="T26">model class represents a row within a </text:span><text:span text:style-name="T27">SectionPairSection</text:span><text:span text:style-name="T26"> (like “name=Tom” </text:span><text:span text:style-name="T29">inside “general” section </text:span><text:span text:style-name="T26">in listing 1.1) – </text:span><text:span text:style-name="T33">it contains a</text:span><text:span text:style-name="T34">n instance</text:span><text:span text:style-name="T33"> of </text:span><text:span text:style-name="T28">SectionPairRowValue</text:span></text:p>
            <text:p text:style-name="P72"/>
            <text:p text:style-name="P55"><text:span text:style-name="T26">r</text:span><text:span text:style-name="T5">ules:</text:span></text:p>
            <text:list xml:id="list2768133943" text:style-name="L3">
              <text:list-item>
                <text:p text:style-name="P73">each row must be of either type “list value” or “single value”</text:p>
              </text:list-item>
              <text:list-item>
                <text:p text:style-name="P86"><text:span text:style-name="T5">a “single value” </text:span><text:span text:style-name="T31">row</text:span><text:span text:style-name="T5"> must have the following format:</text:span></text:p>
                <text:list>
                  <text:list-item>
                    <text:p text:style-name="P80">{ID}={VALUE}<text:span text:style-name="T48">{LINE_BREAK}</text:span></text:p>
                  </text:list-item>
                </text:list>
              </text:list-item>
              <text:list-item>
                <text:p text:style-name="P83"><text:span text:style-name="T32">a “</text:span><text:span text:style-name="T31">list</text:span><text:span text:style-name="T32"> value” </text:span><text:span text:style-name="T31">row</text:span><text:span text:style-name="T32"> must have the following format:</text:span></text:p>
                <text:list>
                  <text:list-item>
                    <text:p text:style-name="P81">{ID}:<text:span text:style-name="T48">{LINE_BREAK} <text:s/></text:span><text:span text:style-name="T49">{VALUE}{LINE_BREAK} ...</text:span></text:p>
                  </text:list-item>
                </text:list>
              </text:list-item>
              <text:list-item>
                <text:p text:style-name="P68">{LINE_BREAK} is representative for either \n (U<text:span text:style-name="T42">NIX</text:span>) or \r\n (Windows)</text:p>
              </text:list-item>
              <text:list-item>
                <text:p text:style-name="P84"><text:span text:style-name="T23">{ID} </text:span><text:span text:style-name="T24">must</text:span><text:span text:style-name="T23"> </text:span><text:span text:style-name="T24">have</text:span><text:span text:style-name="T23"> the following </text:span><text:span text:style-name="T24">format</text:span><text:span text:style-name="T23"> </text:span><text:span text:style-name="T25">(regular expression)</text:span><text:span text:style-name="T23">:</text:span></text:p>
                <text:list>
                  <text:list-item>
                    <text:p text:style-name="P64"><text:span text:style-name="T52">[a-z]([a-z0-9-]){1,</text:span><text:span text:style-name="T53">63</text:span><text:span text:style-name="T52">}</text:span></text:p>
                  </text:list-item>
                </text:list>
                <text:p text:style-name="P74"><text:line-break/><text:line-break/><text:soft-page-break/></text:p>
              </text:list-item>
              <text:list-item>
                <text:p text:style-name="P85"><text:span text:style-name="T23">{</text:span><text:span text:style-name="T30">VALUE</text:span><text:span text:style-name="T23">} </text:span><text:span text:style-name="T24">must</text:span><text:span text:style-name="T23"> </text:span><text:span text:style-name="T24">have</text:span><text:span text:style-name="T23"> the following </text:span><text:span text:style-name="T24">format</text:span><text:span text:style-name="T23"> </text:span><text:span text:style-name="T25">(regular expression)</text:span><text:span text:style-name="T23">:</text:span></text:p>
                <text:list>
                  <text:list-item>
                    <text:p text:style-name="P63">[a-zA-Z0-9\-_#!?\[\]\{\}\(\)\$€§&lt;&gt;+:;., \*\/"]{1,<text:span text:style-name="T51">512</text:span>}</text:p>
                  </text:list-item>
                </text:list>
              </text:list-item>
              <text:list-item>
                <text:p text:style-name="P75">both, “single value” rows and “list value” rows must have at least one value assigned</text:p>
              </text:list-item>
              <text:list-item>
                <text:p text:style-name="P76">there is no logical limitation for value amounts for “list value” row</text:p>
              </text:list-item>
            </text:list>
          </table:table-cell>
        </table:table-row>
        <table:table-row table:style-name="TableLine94336660403680">
          <table:table-cell table:style-name="Table2.A1" office:value-type="string">
            <text:p text:style-name="P42">SectionPairRow<text:span text:style-name="T50">Value</text:span><text:span text:style-name="T43"> </text:span><text:span text:style-name="T40">(class)</text:span></text:p>
          </table:table-cell>
          <table:table-cell table:style-name="Table2.A1" office:value-type="string">
            <text:p text:style-name="P56"><text:span text:style-name="T33">this is an abstract class and represents either a “single value” row (</text:span><text:span text:style-name="T28">SectionPairRowSingleValue</text:span><text:span text:style-name="T33">) or a “list value” (</text:span><text:span text:style-name="T28">SectionPairRowListValue</text:span><text:span text:style-name="T33">)</text:span></text:p>
            <text:p text:style-name="P57"><text:span text:style-name="T33">t</text:span><text:span text:style-name="T5">hus, when using an instance of this class it should be down-casted two either one of those </text:span></text:p>
            <text:p text:style-name="P77"/>
          </table:table-cell>
        </table:table-row>
      </table:table>
      <text:p text:style-name="P9"/>
      <text:p text:style-name="P10"/>
      <text:p text:style-name="P6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imbus Mono PS" svg:font-family="'Nimbus Mono PS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8T05:46:54.319577013</meta:creation-date>
    <dc:date>2023-04-13T12:04:35.965979902</dc:date>
    <meta:editing-duration>PT4H25M59S</meta:editing-duration>
    <meta:editing-cycles>121</meta:editing-cycles>
    <meta:generator>LibreOffice/6.4.7.2$Linux_X86_64 LibreOffice_project/40$Build-2</meta:generator>
    <meta:document-statistic meta:table-count="2" meta:image-count="0" meta:object-count="0" meta:page-count="4" meta:paragraph-count="84" meta:word-count="683" meta:character-count="4345" meta:non-whitespace-character-count="3744"/>
  </office:meta>
</office:document-meta>
</file>